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5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4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10-17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08-03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05-01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3-01-30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11-01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7-12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4344" calcext:value-type="float">
            <text:p>26.3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9104" calcext:value-type="float">
            <text:p>26.3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6912" calcext:value-type="float">
            <text:p>26.3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008" calcext:value-type="float">
            <text:p>26.3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6912" calcext:value-type="float">
            <text:p>26.3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3864" calcext:value-type="float">
            <text:p>26.3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9104" calcext:value-type="float">
            <text:p>26.3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7392" calcext:value-type="float">
            <text:p>26.3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592" calcext:value-type="float">
            <text:p>26.4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3968" calcext:value-type="float">
            <text:p>26.4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4552" calcext:value-type="float">
            <text:p>26.5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1608" calcext:value-type="float">
            <text:p>26.5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6472" calcext:value-type="float">
            <text:p>26.6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3152" calcext:value-type="float">
            <text:p>26.7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3736" calcext:value-type="float">
            <text:p>26.8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3736" calcext:value-type="float">
            <text:p>26.8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6408" calcext:value-type="float">
            <text:p>26.8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2128" calcext:value-type="float">
            <text:p>26.9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0352" calcext:value-type="float">
            <text:p>27.2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7784" calcext:value-type="float">
            <text:p>27.2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8744" calcext:value-type="float">
            <text:p>27.2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484" calcext:value-type="float">
            <text:p>27.2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9224" calcext:value-type="float">
            <text:p>27.3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6928" calcext:value-type="float">
            <text:p>27.2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6408" calcext:value-type="float">
            <text:p>26.8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3-0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104" calcext:value-type="float">
            <text:p>26.7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4488" calcext:value-type="float">
            <text:p>26.7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4488" calcext:value-type="float">
            <text:p>26.7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8496" calcext:value-type="float">
            <text:p>26.8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8496" calcext:value-type="float">
            <text:p>26.8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4488" calcext:value-type="float">
            <text:p>26.7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0208" calcext:value-type="float">
            <text:p>26.8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1064" calcext:value-type="float">
            <text:p>26.8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4488" calcext:value-type="float">
            <text:p>26.7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3152" calcext:value-type="float">
            <text:p>26.7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2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0208" calcext:value-type="float">
            <text:p>26.8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3736" calcext:value-type="float">
            <text:p>26.8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1064" calcext:value-type="float">
            <text:p>26.8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0208" calcext:value-type="float">
            <text:p>26.8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2504" calcext:value-type="float">
            <text:p>26.8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1-22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0144" calcext:value-type="float">
            <text:p>27.0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3672" calcext:value-type="float">
            <text:p>27.0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4256" calcext:value-type="float">
            <text:p>27.1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34" calcext:value-type="float">
            <text:p>27.2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2544" calcext:value-type="float">
            <text:p>27.2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5112" calcext:value-type="float">
            <text:p>27.1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7304" calcext:value-type="float">
            <text:p>27.1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6928" calcext:value-type="float">
            <text:p>27.2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0456" calcext:value-type="float">
            <text:p>27.2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6552" calcext:value-type="float">
            <text:p>27.2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6552" calcext:value-type="float">
            <text:p>27.2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484" calcext:value-type="float">
            <text:p>27.2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7368" calcext:value-type="float">
            <text:p>26.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7-21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4696" calcext:value-type="float">
            <text:p>26.9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4448" calcext:value-type="float">
            <text:p>26.4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7392" calcext:value-type="float">
            <text:p>26.3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6912" calcext:value-type="float">
            <text:p>26.3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8496" calcext:value-type="float">
            <text:p>26.8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0312" calcext:value-type="float">
            <text:p>26.8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0312" calcext:value-type="float">
            <text:p>26.8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8496" calcext:value-type="float">
            <text:p>26.8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8496" calcext:value-type="float">
            <text:p>26.8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3736" calcext:value-type="float">
            <text:p>26.8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9832" calcext:value-type="float">
            <text:p>26.8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4696" calcext:value-type="float">
            <text:p>26.9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2504" calcext:value-type="float">
            <text:p>26.8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3-23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9016" calcext:value-type="float">
            <text:p>27.1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5112" calcext:value-type="float">
            <text:p>27.1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1208" calcext:value-type="float">
            <text:p>27.1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997" calcext:value-type="float">
            <text:p>1.8809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061574193548" calcext:value-type="float">
            <text:p>2.05061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72825806452" calcext:value-type="float">
            <text:p>2.22572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629522580645" calcext:value-type="float">
            <text:p>2.11629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256490322581" calcext:value-type="float">
            <text:p>2.01256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30136" calcext:value-type="float">
            <text:p>1.96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516748387097" calcext:value-type="float">
            <text:p>2.06516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64275" calcext:value-type="float">
            <text:p>1.8964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3572" calcext:value-type="float">
            <text:p>2.16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62655483871" calcext:value-type="float">
            <text:p>2.61626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39168" calcext:value-type="float">
            <text:p>2.48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531" calcext:value-type="float">
            <text:p>2.3435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394013793103" calcext:value-type="float">
            <text:p>2.463940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79561290323" calcext:value-type="float">
            <text:p>2.43279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80696774194" calcext:value-type="float">
            <text:p>2.57280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757290322581" calcext:value-type="float">
            <text:p>2.45757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0155" calcext:value-type="float">
            <text:p>2.4100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7796" calcext:value-type="float">
            <text:p>2.1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7128" calcext:value-type="float">
            <text:p>2.1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11767741935" calcext:value-type="float">
            <text:p>2.490117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4392" calcext:value-type="float">
            <text:p>2.5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737725" calcext:value-type="float">
            <text:p>2.63737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0622" calcext:value-type="float">
            <text:p>2.690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15767741935" calcext:value-type="float">
            <text:p>2.810157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905883870968" calcext:value-type="float">
            <text:p>2.76905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152283870968" calcext:value-type="float">
            <text:p>2.67152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19638709677" calcext:value-type="float">
            <text:p>2.45619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28656" calcext:value-type="float">
            <text:p>2.30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66529032258" calcext:value-type="float">
            <text:p>2.17666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581325" calcext:value-type="float">
            <text:p>2.31581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48544" calcext:value-type="float">
            <text:p>2.31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805290322581" calcext:value-type="float">
            <text:p>2.48805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779277419355" calcext:value-type="float">
            <text:p>2.39779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97295483871" calcext:value-type="float">
            <text:p>2.89972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068142857143" calcext:value-type="float">
            <text:p>2.73068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899483870968" calcext:value-type="float">
            <text:p>3.01899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518" calcext:value-type="float">
            <text:p>3.34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65088" calcext:value-type="float">
            <text:p>3.1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57367741935" calcext:value-type="float">
            <text:p>2.709573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20296" calcext:value-type="float">
            <text:p>2.47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7345" calcext:value-type="float">
            <text:p>2.8287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660077419355" calcext:value-type="float">
            <text:p>2.76660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70792" calcext:value-type="float">
            <text:p>2.43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462941935484" calcext:value-type="float">
            <text:p>2.18462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67896774194" calcext:value-type="float">
            <text:p>1.92967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461212903226" calcext:value-type="float">
            <text:p>2.14461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02648275862" calcext:value-type="float">
            <text:p>2.130026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90632258064" calcext:value-type="float">
            <text:p>2.273906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364375" calcext:value-type="float">
            <text:p>2.48364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4892" calcext:value-type="float">
            <text:p>2.5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44103225806" calcext:value-type="float">
            <text:p>2.45944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2144" calcext:value-type="float">
            <text:p>2.4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258725" calcext:value-type="float">
            <text:p>2.41258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232129032258" calcext:value-type="float">
            <text:p>2.47232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8488" calcext:value-type="float">
            <text:p>2.44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103225806452" calcext:value-type="float">
            <text:p>1.9910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356593548387" calcext:value-type="float">
            <text:p>1.71356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680490322581" calcext:value-type="float">
            <text:p>1.64680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119457142857" calcext:value-type="float">
            <text:p>1.61119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60593548387" calcext:value-type="float">
            <text:p>2.03360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995854545455" calcext:value-type="float">
            <text:p>2.369958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903111111111" calcext:value-type="float">
            <text:p>2.549031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37135483871" calcext:value-type="float">
            <text:p>2.25837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50656" calcext:value-type="float">
            <text:p>2.1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9226" calcext:value-type="float">
            <text:p>2.189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140851612903" calcext:value-type="float">
            <text:p>1.78140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99616" calcext:value-type="float">
            <text:p>1.41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4915" calcext:value-type="float">
            <text:p>1.224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33376" calcext:value-type="float">
            <text:p>1.2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23535483871" calcext:value-type="float">
            <text:p>1.55123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630114285714" calcext:value-type="float">
            <text:p>1.75630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4045" calcext:value-type="float">
            <text:p>1.884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3128" calcext:value-type="float">
            <text:p>2.3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31375483871" calcext:value-type="float">
            <text:p>1.97313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90895483871" calcext:value-type="float">
            <text:p>1.5890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453780645161" calcext:value-type="float">
            <text:p>1.57453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877703225807" calcext:value-type="float">
            <text:p>1.71877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5784" calcext:value-type="float">
            <text:p>2.3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794" calcext:value-type="float">
            <text:p>2.161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24496" calcext:value-type="float">
            <text:p>2.02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405677419355" calcext:value-type="float">
            <text:p>2.22405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873685714286" calcext:value-type="float">
            <text:p>2.73873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7075" calcext:value-type="float">
            <text:p>2.6127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734709677419" calcext:value-type="float">
            <text:p>2.61734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73536" calcext:value-type="float">
            <text:p>2.39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392412903226" calcext:value-type="float">
            <text:p>1.97392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96992" calcext:value-type="float">
            <text:p>1.80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221212903226" calcext:value-type="float">
            <text:p>1.99221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048258064516" calcext:value-type="float">
            <text:p>2.14048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2952" calcext:value-type="float">
            <text:p>2.8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427483870968" calcext:value-type="float">
            <text:p>3.35427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66864516129" calcext:value-type="float">
            <text:p>3.01466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23865" calcext:value-type="float">
            <text:p>3.0923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98456" calcext:value-type="float">
            <text:p>3.53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2439" calcext:value-type="float">
            <text:p>3.5124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02625" calcext:value-type="float">
            <text:p>3.63902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448825806452" calcext:value-type="float">
            <text:p>3.73448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710375" calcext:value-type="float">
            <text:p>3.49710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632825806452" calcext:value-type="float">
            <text:p>3.21632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7639" calcext:value-type="float">
            <text:p>3.2076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8195" calcext:value-type="float">
            <text:p>3.1278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203122580645" calcext:value-type="float">
            <text:p>3.05203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641725" calcext:value-type="float">
            <text:p>2.57641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746322580645" calcext:value-type="float">
            <text:p>2.31746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80905" calcext:value-type="float">
            <text:p>2.2480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843255172414" calcext:value-type="float">
            <text:p>2.278432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46025" calcext:value-type="float">
            <text:p>2.5346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236872727273" calcext:value-type="float">
            <text:p>2.742368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732980645161" calcext:value-type="float">
            <text:p>2.57732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85075" calcext:value-type="float">
            <text:p>2.23485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35870967742" calcext:value-type="float">
            <text:p>2.20635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7316" calcext:value-type="float">
            <text:p>2.1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616675" calcext:value-type="float">
            <text:p>2.09616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645161290323" calcext:value-type="float">
            <text:p>1.96645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74025" calcext:value-type="float">
            <text:p>1.73174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682219354839" calcext:value-type="float">
            <text:p>1.68682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2815" calcext:value-type="float">
            <text:p>1.4902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568055172414" calcext:value-type="float">
            <text:p>1.595680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900925" calcext:value-type="float">
            <text:p>1.97900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06275" calcext:value-type="float">
            <text:p>2.40706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050477419355" calcext:value-type="float">
            <text:p>2.76050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134" calcext:value-type="float">
            <text:p>2.596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05470967742" calcext:value-type="float">
            <text:p>2.44105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641225" calcext:value-type="float">
            <text:p>2.53641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15425" calcext:value-type="float">
            <text:p>2.37715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923922580645" calcext:value-type="float">
            <text:p>2.04923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939525" calcext:value-type="float">
            <text:p>2.01939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394709677419" calcext:value-type="float">
            <text:p>2.08394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98775" calcext:value-type="float">
            <text:p>2.8298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375586206897" calcext:value-type="float">
            <text:p>2.723755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01495" calcext:value-type="float">
            <text:p>2.72014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1859" calcext:value-type="float">
            <text:p>2.681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099638709677" calcext:value-type="float">
            <text:p>2.76099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2705" calcext:value-type="float">
            <text:p>2.54527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259922580645" calcext:value-type="float">
            <text:p>2.26259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4002" calcext:value-type="float">
            <text:p>3.064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973575" calcext:value-type="float">
            <text:p>3.21973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056774193548" calcext:value-type="float">
            <text:p>3.19056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7455" calcext:value-type="float">
            <text:p>2.9167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68361290323" calcext:value-type="float">
            <text:p>2.67968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159575" calcext:value-type="float">
            <text:p>2.86159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76504" calcext:value-type="float">
            <text:p>3.85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576625" calcext:value-type="float">
            <text:p>4.22576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099406451613" calcext:value-type="float">
            <text:p>4.29099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20815483871" calcext:value-type="float">
            <text:p>4.1920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9446" calcext:value-type="float">
            <text:p>3.94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16256" calcext:value-type="float">
            <text:p>3.81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188625" calcext:value-type="float">
            <text:p>3.66188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75824516129" calcext:value-type="float">
            <text:p>3.78758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421083870968" calcext:value-type="float">
            <text:p>3.60421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545575" calcext:value-type="float">
            <text:p>3.26545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45512" calcext:value-type="float">
            <text:p>2.78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4015" calcext:value-type="float">
            <text:p>2.4504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847696551724" calcext:value-type="float">
            <text:p>2.318476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21285" calcext:value-type="float">
            <text:p>2.55212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551725" calcext:value-type="float">
            <text:p>2.99551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156851612903" calcext:value-type="float">
            <text:p>3.06156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9715" calcext:value-type="float">
            <text:p>3.2009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514864516129" calcext:value-type="float">
            <text:p>3.04514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239025" calcext:value-type="float">
            <text:p>3.12239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64425" calcext:value-type="float">
            <text:p>2.86864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978787096774" calcext:value-type="float">
            <text:p>2.57978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620175" calcext:value-type="float">
            <text:p>2.37620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49914285714" calcext:value-type="float">
            <text:p>2.19749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95428571429" calcext:value-type="float">
            <text:p>1.88395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78615384615" calcext:value-type="float">
            <text:p>1.981786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046925" calcext:value-type="float">
            <text:p>2.23046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07638709677" calcext:value-type="float">
            <text:p>2.63907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46665" calcext:value-type="float">
            <text:p>2.28466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275587096774" calcext:value-type="float">
            <text:p>1.94275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5524" calcext:value-type="float">
            <text:p>1.5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541125" calcext:value-type="float">
            <text:p>1.3854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38167741936" calcext:value-type="float">
            <text:p>1.55438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98855" calcext:value-type="float">
            <text:p>1.3698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60376" calcext:value-type="float">
            <text:p>1.26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7073" calcext:value-type="float">
            <text:p>1.7270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621572413793" calcext:value-type="float">
            <text:p>1.936215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318025" calcext:value-type="float">
            <text:p>1.82318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45367741936" calcext:value-type="float">
            <text:p>1.74945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858" calcext:value-type="float">
            <text:p>1.530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4808" calcext:value-type="float">
            <text:p>1.7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2487" calcext:value-type="float">
            <text:p>2.3724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97435" calcext:value-type="float">
            <text:p>2.5197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362838709677" calcext:value-type="float">
            <text:p>2.48362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4674" calcext:value-type="float">
            <text:p>2.344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51615483871" calcext:value-type="float">
            <text:p>2.1651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95595" calcext:value-type="float">
            <text:p>1.8095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963972413793" calcext:value-type="float">
            <text:p>1.899639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929625" calcext:value-type="float">
            <text:p>1.98929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929625" calcext:value-type="float">
            <text:p>1.98929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304516129032" calcext:value-type="float">
            <text:p>1.87304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92235" calcext:value-type="float">
            <text:p>2.1692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12774193548" calcext:value-type="float">
            <text:p>1.95612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198683870968" calcext:value-type="float">
            <text:p>1.81198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00877419355" calcext:value-type="float">
            <text:p>1.84000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40464516129" calcext:value-type="float">
            <text:p>2.04540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7588" calcext:value-type="float">
            <text:p>2.0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03928" calcext:value-type="float">
            <text:p>1.72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989909677419" calcext:value-type="float">
            <text:p>1.69989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86289655172" calcext:value-type="float">
            <text:p>2.410862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6119" calcext:value-type="float">
            <text:p>2.4761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616775" calcext:value-type="float">
            <text:p>2.86616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727122580645" calcext:value-type="float">
            <text:p>3.06727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060444444444" calcext:value-type="float">
            <text:p>2.860604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513773913043" calcext:value-type="float">
            <text:p>2.775137739130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067075" calcext:value-type="float">
            <text:p>3.08067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3867" calcext:value-type="float">
            <text:p>3.2538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23172" calcext:value-type="float">
            <text:p>3.452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555" calcext:value-type="float">
            <text:p>3.297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787870967742" calcext:value-type="float">
            <text:p>2.93787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9618" calcext:value-type="float">
            <text:p>3.039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581544827586" calcext:value-type="float">
            <text:p>3.515815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515475" calcext:value-type="float">
            <text:p>3.90515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05075" calcext:value-type="float">
            <text:p>4.0605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986116129032" calcext:value-type="float">
            <text:p>3.82986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4552" calcext:value-type="float">
            <text:p>3.41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219329032258" calcext:value-type="float">
            <text:p>2.97219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681825" calcext:value-type="float">
            <text:p>2.73681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37525" calcext:value-type="float">
            <text:p>3.00237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30270967742" calcext:value-type="float">
            <text:p>3.28230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7105" calcext:value-type="float">
            <text:p>3.0177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55303225806" calcext:value-type="float">
            <text:p>2.59355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306075" calcext:value-type="float">
            <text:p>3.15306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01848275862" calcext:value-type="float">
            <text:p>3.590018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569490909091" calcext:value-type="float">
            <text:p>3.585694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24265" calcext:value-type="float">
            <text:p>3.41242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196722580645" calcext:value-type="float">
            <text:p>3.30196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017575" calcext:value-type="float">
            <text:p>2.93017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72593548387" calcext:value-type="float">
            <text:p>3.37472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872925" calcext:value-type="float">
            <text:p>3.54872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170575" calcext:value-type="float">
            <text:p>3.74170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82861538462" calcext:value-type="float">
            <text:p>3.874828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082725" calcext:value-type="float">
            <text:p>3.57082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14838709677" calcext:value-type="float">
            <text:p>3.21514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069575" calcext:value-type="float">
            <text:p>3.28069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0688" calcext:value-type="float">
            <text:p>3.31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86325" calcext:value-type="float">
            <text:p>3.47786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527775" calcext:value-type="float">
            <text:p>3.36527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625316129032" calcext:value-type="float">
            <text:p>3.15625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875825" calcext:value-type="float">
            <text:p>3.01875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244722580645" calcext:value-type="float">
            <text:p>3.33244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56225" calcext:value-type="float">
            <text:p>2.97456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043525" calcext:value-type="float">
            <text:p>2.72043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345961290323" calcext:value-type="float">
            <text:p>3.17345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6471" calcext:value-type="float">
            <text:p>3.0064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00877419355" calcext:value-type="float">
            <text:p>2.60200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447225" calcext:value-type="float">
            <text:p>2.25447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382537931034" calcext:value-type="float">
            <text:p>2.1238253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70568" calcext:value-type="float">
            <text:p>2.2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811333333333" calcext:value-type="float">
            <text:p>1.83811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44775" calcext:value-type="float">
            <text:p>1.5344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335716129032" calcext:value-type="float">
            <text:p>2.08335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63425" calcext:value-type="float">
            <text:p>2.40763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65225" calcext:value-type="float">
            <text:p>2.6565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500490322581" calcext:value-type="float">
            <text:p>2.48500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918225" calcext:value-type="float">
            <text:p>1.83918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9456" calcext:value-type="float">
            <text:p>1.4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754821052632" calcext:value-type="float">
            <text:p>1.077548210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18057142857" calcext:value-type="float">
            <text:p>1.49918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965975" calcext:value-type="float">
            <text:p>1.84965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78725" calcext:value-type="float">
            <text:p>2.0278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977677419355" calcext:value-type="float">
            <text:p>2.26977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36225" calcext:value-type="float">
            <text:p>2.89836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55070967742" calcext:value-type="float">
            <text:p>2.59955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509" calcext:value-type="float">
            <text:p>2.1675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961685714286" calcext:value-type="float">
            <text:p>2.15961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585777777778" calcext:value-type="float">
            <text:p>2.135857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542787096774" calcext:value-type="float">
            <text:p>1.98542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871225" calcext:value-type="float">
            <text:p>1.88871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85351724138" calcext:value-type="float">
            <text:p>1.862853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036615384615" calcext:value-type="float">
            <text:p>2.050366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5701" calcext:value-type="float">
            <text:p>1.9257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41376" calcext:value-type="float">
            <text:p>2.289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02984615385" calcext:value-type="float">
            <text:p>2.261029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99165" calcext:value-type="float">
            <text:p>2.3799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562374193548" calcext:value-type="float">
            <text:p>2.49562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361625" calcext:value-type="float">
            <text:p>2.26361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2066" calcext:value-type="float">
            <text:p>2.052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9108" calcext:value-type="float">
            <text:p>2.7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921575" calcext:value-type="float">
            <text:p>2.86921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417" calcext:value-type="float">
            <text:p>2.884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218787096774" calcext:value-type="float">
            <text:p>2.73218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39070967742" calcext:value-type="float">
            <text:p>2.46239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611" calcext:value-type="float">
            <text:p>2.2216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13904516129" calcext:value-type="float">
            <text:p>2.2513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789125" calcext:value-type="float">
            <text:p>2.17789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14544516129" calcext:value-type="float">
            <text:p>2.00145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40352" calcext:value-type="float">
            <text:p>1.70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2605" calcext:value-type="float">
            <text:p>1.7032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459917241379" calcext:value-type="float">
            <text:p>1.614599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039675" calcext:value-type="float">
            <text:p>1.65039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49225" calcext:value-type="float">
            <text:p>1.65249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265507692308" calcext:value-type="float">
            <text:p>1.372655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510425" calcext:value-type="float">
            <text:p>1.21510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80688" calcext:value-type="float">
            <text:p>1.66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549" calcext:value-type="float">
            <text:p>1.725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23255" calcext:value-type="float">
            <text:p>1.8423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56464516129" calcext:value-type="float">
            <text:p>2.18256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360375" calcext:value-type="float">
            <text:p>2.16360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615096774194" calcext:value-type="float">
            <text:p>1.89615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32725" calcext:value-type="float">
            <text:p>1.85632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377986206897" calcext:value-type="float">
            <text:p>2.153779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2305" calcext:value-type="float">
            <text:p>2.60623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164509090909" calcext:value-type="float">
            <text:p>3.071645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70344" calcext:value-type="float">
            <text:p>3.24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27485" calcext:value-type="float">
            <text:p>3.7027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227922580645" calcext:value-type="float">
            <text:p>3.51227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22475" calcext:value-type="float">
            <text:p>3.32222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654133333333" calcext:value-type="float">
            <text:p>2.976541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174219354839" calcext:value-type="float">
            <text:p>2.95174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0117" calcext:value-type="float">
            <text:p>2.4601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78529032258" calcext:value-type="float">
            <text:p>1.99378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23275" calcext:value-type="float">
            <text:p>1.86223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582455172414" calcext:value-type="float">
            <text:p>1.985824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03725" calcext:value-type="float">
            <text:p>2.20303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4867" calcext:value-type="float">
            <text:p>2.3648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22374193548" calcext:value-type="float">
            <text:p>2.34322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9132" calcext:value-type="float">
            <text:p>2.1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886890322581" calcext:value-type="float">
            <text:p>2.15886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12725" calcext:value-type="float">
            <text:p>2.5612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9665" calcext:value-type="float">
            <text:p>2.77996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168490322581" calcext:value-type="float">
            <text:p>2.59168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687225" calcext:value-type="float">
            <text:p>2.40687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75767741936" calcext:value-type="float">
            <text:p>1.89575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0765" calcext:value-type="float">
            <text:p>1.7550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30264" calcext:value-type="float">
            <text:p>1.91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49835" calcext:value-type="float">
            <text:p>2.53498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1181" calcext:value-type="float">
            <text:p>2.5911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692541935484" calcext:value-type="float">
            <text:p>2.26692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098575" calcext:value-type="float">
            <text:p>1.79098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491406451613" calcext:value-type="float">
            <text:p>1.36491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665548387097" calcext:value-type="float">
            <text:p>1.01665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948727272727" calcext:value-type="float">
            <text:p>1.439487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839561290323" calcext:value-type="float">
            <text:p>1.51839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30275" calcext:value-type="float">
            <text:p>1.3630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871406451613" calcext:value-type="float">
            <text:p>1.28871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26289655172" calcext:value-type="float">
            <text:p>1.801262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770925" calcext:value-type="float">
            <text:p>3.00770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02395" calcext:value-type="float">
            <text:p>3.4402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952077419355" calcext:value-type="float">
            <text:p>3.26952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22125" calcext:value-type="float">
            <text:p>3.29422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310090322581" calcext:value-type="float">
            <text:p>3.25310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27725" calcext:value-type="float">
            <text:p>2.98027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6975" calcext:value-type="float">
            <text:p>2.9136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55303225806" calcext:value-type="float">
            <text:p>2.97455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1745" calcext:value-type="float">
            <text:p>2.5317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377341935484" calcext:value-type="float">
            <text:p>2.19377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822344827586" calcext:value-type="float">
            <text:p>2.208223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972475" calcext:value-type="float">
            <text:p>2.36972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513" calcext:value-type="float">
            <text:p>2.945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70224516129" calcext:value-type="float">
            <text:p>3.11702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0175" calcext:value-type="float">
            <text:p>2.8070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377290322581" calcext:value-type="float">
            <text:p>2.53377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6675" calcext:value-type="float">
            <text:p>2.2926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51625" calcext:value-type="float">
            <text:p>2.22551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17135483871" calcext:value-type="float">
            <text:p>2.7717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60035" calcext:value-type="float">
            <text:p>3.0760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576206451613" calcext:value-type="float">
            <text:p>2.81576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0721" calcext:value-type="float">
            <text:p>2.7207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02868965517" calcext:value-type="float">
            <text:p>2.752028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889125" calcext:value-type="float">
            <text:p>2.55889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30635" calcext:value-type="float">
            <text:p>2.41306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18704516129" calcext:value-type="float">
            <text:p>2.28187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186425" calcext:value-type="float">
            <text:p>1.96186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184206451613" calcext:value-type="float">
            <text:p>1.93184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78618181818" calcext:value-type="float">
            <text:p>2.618786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280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134" meta:object-count="0"/>
    <meta:user-defined meta:name="AppVersion">3.0</meta:user-defined>
  </office:meta>
</office:document-meta>
</file>